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41807" officeooo:paragraph-rsid="00141807"/>
    </style:style>
    <style:style style:name="P2" style:family="paragraph" style:parent-style-name="Title">
      <style:text-properties officeooo:rsid="0013e935" officeooo:paragraph-rsid="0013e935"/>
    </style:style>
    <style:style style:name="P3" style:family="paragraph" style:parent-style-name="Subtitle">
      <style:text-properties officeooo:rsid="001fa337" officeooo:paragraph-rsid="001fa337"/>
    </style:style>
    <style:style style:name="P4" style:family="paragraph" style:parent-style-name="Subtitle">
      <style:text-properties officeooo:rsid="0031e2ed" officeooo:paragraph-rsid="0031e2ed"/>
    </style:style>
    <style:style style:name="P5" style:family="paragraph" style:parent-style-name="Subtitle">
      <style:text-properties officeooo:rsid="003b879f" officeooo:paragraph-rsid="003b879f"/>
    </style:style>
    <style:style style:name="P6" style:family="paragraph" style:parent-style-name="Text_20_body">
      <style:paragraph-properties fo:text-align="justify" style:justify-single-word="false"/>
      <style:text-properties officeooo:rsid="00179791" officeooo:paragraph-rsid="00179791"/>
    </style:style>
    <style:style style:name="P7" style:family="paragraph" style:parent-style-name="Text_20_body">
      <style:paragraph-properties fo:text-align="justify" style:justify-single-word="false"/>
      <style:text-properties officeooo:rsid="002131cd" officeooo:paragraph-rsid="002131cd"/>
    </style:style>
    <style:style style:name="P8" style:family="paragraph" style:parent-style-name="Text_20_body">
      <style:paragraph-properties fo:text-align="justify" style:justify-single-word="false"/>
      <style:text-properties officeooo:rsid="002c79b0" officeooo:paragraph-rsid="002c79b0"/>
    </style:style>
    <style:style style:name="P9" style:family="paragraph" style:parent-style-name="Text_20_body">
      <style:paragraph-properties fo:text-align="justify" style:justify-single-word="false"/>
      <style:text-properties officeooo:rsid="0033be57" officeooo:paragraph-rsid="0033be57"/>
    </style:style>
    <style:style style:name="P10" style:family="paragraph" style:parent-style-name="Text_20_body">
      <style:paragraph-properties fo:text-align="justify" style:justify-single-word="false"/>
      <style:text-properties officeooo:rsid="003d3375" officeooo:paragraph-rsid="003d3375"/>
    </style:style>
    <style:style style:name="P11" style:family="paragraph" style:parent-style-name="Text_20_body">
      <style:paragraph-properties fo:text-align="justify" style:justify-single-word="false"/>
      <style:text-properties officeooo:rsid="00419c77" officeooo:paragraph-rsid="00419c77"/>
    </style:style>
    <style:style style:name="P12" style:family="paragraph" style:parent-style-name="Text_20_body">
      <style:paragraph-properties fo:text-align="justify" style:justify-single-word="false"/>
      <style:text-properties officeooo:rsid="005705a8" officeooo:paragraph-rsid="005705a8"/>
    </style:style>
    <style:style style:name="P13" style:family="paragraph" style:parent-style-name="Title">
      <style:text-properties officeooo:rsid="0030108f" officeooo:paragraph-rsid="0030108f"/>
    </style:style>
    <style:style style:name="P14" style:family="paragraph" style:parent-style-name="Title">
      <style:text-properties officeooo:rsid="005324b8" officeooo:paragraph-rsid="005324b8"/>
    </style:style>
    <style:style style:name="T1" style:family="text">
      <style:text-properties officeooo:rsid="001891a3"/>
    </style:style>
    <style:style style:name="T2" style:family="text">
      <style:text-properties officeooo:rsid="0019b096"/>
    </style:style>
    <style:style style:name="T3" style:family="text">
      <style:text-properties officeooo:rsid="001abd6f"/>
    </style:style>
    <style:style style:name="T4" style:family="text">
      <style:text-properties officeooo:rsid="001ae471"/>
    </style:style>
    <style:style style:name="T5" style:family="text">
      <style:text-properties officeooo:rsid="001c2428"/>
    </style:style>
    <style:style style:name="T6" style:family="text">
      <style:text-properties officeooo:rsid="001d42a2"/>
    </style:style>
    <style:style style:name="T7" style:family="text">
      <style:text-properties officeooo:rsid="001d83d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92e2" style:font-style-asian="italic" style:font-style-complex="italic"/>
    </style:style>
    <style:style style:name="T10" style:family="text">
      <style:text-properties fo:font-style="italic" officeooo:rsid="00438fee" style:font-style-asian="italic" style:font-style-complex="italic"/>
    </style:style>
    <style:style style:name="T11" style:family="text">
      <style:text-properties fo:font-style="italic" officeooo:rsid="004c7c86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2cd94" style:font-style-asian="normal" style:font-style-complex="normal"/>
    </style:style>
    <style:style style:name="T14" style:family="text">
      <style:text-properties fo:font-style="normal" officeooo:rsid="00234804" style:font-style-asian="normal" style:font-style-complex="normal"/>
    </style:style>
    <style:style style:name="T15" style:family="text">
      <style:text-properties fo:font-style="normal" officeooo:rsid="00235de2" style:font-style-asian="normal" style:font-style-complex="normal"/>
    </style:style>
    <style:style style:name="T16" style:family="text">
      <style:text-properties fo:font-style="normal" officeooo:rsid="0025054d" style:font-style-asian="normal" style:font-style-complex="normal"/>
    </style:style>
    <style:style style:name="T17" style:family="text">
      <style:text-properties fo:font-style="normal" officeooo:rsid="002592e2" style:font-style-asian="normal" style:font-style-complex="normal"/>
    </style:style>
    <style:style style:name="T18" style:family="text">
      <style:text-properties fo:font-style="normal" officeooo:rsid="0026908a" style:font-style-asian="normal" style:font-style-complex="normal"/>
    </style:style>
    <style:style style:name="T19" style:family="text">
      <style:text-properties fo:font-style="normal" officeooo:rsid="0027c8be" style:font-style-asian="normal" style:font-style-complex="normal"/>
    </style:style>
    <style:style style:name="T20" style:family="text">
      <style:text-properties fo:font-style="normal" officeooo:rsid="0027ea8a" style:font-style-asian="normal" style:font-style-complex="normal"/>
    </style:style>
    <style:style style:name="T21" style:family="text">
      <style:text-properties fo:font-style="normal" officeooo:rsid="0028f523" style:font-style-asian="normal" style:font-style-complex="normal"/>
    </style:style>
    <style:style style:name="T22" style:family="text">
      <style:text-properties fo:font-style="normal" officeooo:rsid="002ae6c5" style:font-style-asian="normal" style:font-style-complex="normal"/>
    </style:style>
    <style:style style:name="T23" style:family="text">
      <style:text-properties fo:font-style="normal" officeooo:rsid="002d90f4" style:font-style-asian="normal" style:font-style-complex="normal"/>
    </style:style>
    <style:style style:name="T24" style:family="text">
      <style:text-properties fo:font-style="normal" officeooo:rsid="002dc1b3" style:font-style-asian="normal" style:font-style-complex="normal"/>
    </style:style>
    <style:style style:name="T25" style:family="text">
      <style:text-properties fo:font-style="normal" officeooo:rsid="0045ff3b" style:font-style-asian="normal" style:font-style-complex="normal"/>
    </style:style>
    <style:style style:name="T26" style:family="text">
      <style:text-properties fo:font-style="normal" officeooo:rsid="00463bae" style:font-style-asian="normal" style:font-style-complex="normal"/>
    </style:style>
    <style:style style:name="T27" style:family="text">
      <style:text-properties fo:font-style="normal" officeooo:rsid="00478e92" style:font-style-asian="normal" style:font-style-complex="normal"/>
    </style:style>
    <style:style style:name="T28" style:family="text">
      <style:text-properties fo:font-style="normal" officeooo:rsid="004a1c7d" style:font-style-asian="normal" style:font-style-complex="normal"/>
    </style:style>
    <style:style style:name="T29" style:family="text">
      <style:text-properties fo:font-style="normal" officeooo:rsid="004ae504" style:font-style-asian="normal" style:font-style-complex="normal"/>
    </style:style>
    <style:style style:name="T30" style:family="text">
      <style:text-properties fo:font-style="normal" officeooo:rsid="004c7c86" style:font-style-asian="normal" style:font-style-complex="normal"/>
    </style:style>
    <style:style style:name="T31" style:family="text">
      <style:text-properties fo:font-style="normal" officeooo:rsid="004e9c2c" style:font-style-asian="normal" style:font-style-complex="normal"/>
    </style:style>
    <style:style style:name="T32" style:family="text">
      <style:text-properties fo:font-style="normal" officeooo:rsid="004eaff9" style:font-style-asian="normal" style:font-style-complex="normal"/>
    </style:style>
    <style:style style:name="T33" style:family="text">
      <style:text-properties fo:font-style="normal" officeooo:rsid="00500ebc" style:font-style-asian="normal" style:font-style-complex="normal"/>
    </style:style>
    <style:style style:name="T34" style:family="text">
      <style:text-properties fo:font-style="normal" officeooo:rsid="00515bff" style:font-style-asian="normal" style:font-style-complex="normal"/>
    </style:style>
    <style:style style:name="T35" style:family="text">
      <style:text-properties officeooo:rsid="0033f568"/>
    </style:style>
    <style:style style:name="T36" style:family="text">
      <style:text-properties officeooo:rsid="00352090"/>
    </style:style>
    <style:style style:name="T37" style:family="text">
      <style:text-properties officeooo:rsid="00369c75"/>
    </style:style>
    <style:style style:name="T38" style:family="text">
      <style:text-properties officeooo:rsid="00375b70"/>
    </style:style>
    <style:style style:name="T39" style:family="text">
      <style:text-properties officeooo:rsid="0038d00a"/>
    </style:style>
    <style:style style:name="T40" style:family="text">
      <style:text-properties officeooo:rsid="0039f1cd"/>
    </style:style>
    <style:style style:name="T41" style:family="text">
      <style:text-properties officeooo:rsid="003e287b"/>
    </style:style>
    <style:style style:name="T42" style:family="text">
      <style:text-properties officeooo:rsid="003ebde9"/>
    </style:style>
    <style:style style:name="T43" style:family="text">
      <style:text-properties officeooo:rsid="0040e3fb"/>
    </style:style>
    <style:style style:name="T44" style:family="text">
      <style:text-properties officeooo:rsid="0041b0d6"/>
    </style:style>
    <style:style style:name="T45" style:family="text">
      <style:text-properties officeooo:rsid="00438fee"/>
    </style:style>
    <style:style style:name="T46" style:family="text">
      <style:text-properties officeooo:rsid="005a38d3"/>
    </style:style>
    <style:style style:name="T47" style:family="text">
      <style:text-properties officeooo:rsid="005d23c8"/>
    </style:style>
    <style:style style:name="T48" style:family="text">
      <style:text-properties officeooo:rsid="005eb23e"/>
    </style:style>
    <style:style style:name="T49" style:family="text">
      <style:text-properties officeooo:rsid="00609122"/>
    </style:style>
    <style:style style:name="T50" style:family="text">
      <style:text-properties officeooo:rsid="0061a96d"/>
    </style:style>
    <style:style style:name="T51" style:family="text">
      <style:text-properties officeooo:rsid="0064026e"/>
    </style:style>
    <style:style style:name="T52" style:family="text">
      <style:text-properties officeooo:rsid="00658838"/>
    </style:style>
    <style:style style:name="T53" style:family="text">
      <style:text-properties officeooo:rsid="00679760"/>
    </style:style>
    <style:style style:name="T54" style:family="text">
      <style:text-properties officeooo:rsid="006ac368"/>
    </style:style>
    <style:style style:name="T55" style:family="text">
      <style:text-properties officeooo:rsid="006b0b43"/>
    </style:style>
    <style:style style:name="T56" style:family="text">
      <style:text-properties officeooo:rsid="006b9c3b"/>
    </style:style>
    <style:style style:name="T57" style:family="text">
      <style:text-properties officeooo:rsid="006e2ace"/>
    </style:style>
    <style:style style:name="T58" style:family="text">
      <style:text-properties officeooo:rsid="006fa7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ollo e Dafne</text:p>
      <text:p text:style-name="P1">Testo e contesto</text:p>
      <text:p text:style-name="P6">Il mito <text:span text:style-name="T1">ha due primati che gli permettono di</text:span> occupa<text:span text:style-name="T1">re</text:span> una posizione di rilievo nella raccolta: <text:span text:style-name="T1">l’essere il primo componimento a tema </text:span><text:span text:style-name="T2">passione amorosa e il primo </text:span><text:span text:style-name="T3">a non essere inserito nella catena genealogica </text:span><text:span text:style-name="T4">tra i personaggi e la nascita del cosmo.<text:line-break/></text:span><text:span text:style-name="T5">Sul modello degli Aitia di Callimaco </text:span><text:span text:style-name="T6">il mito </text:span><text:span text:style-name="T7">serve a spiegare perché l’alloro sia la pianta sacra ad Apollo.</text:span></text:p>
      <text:p text:style-name="P3">Lo stile</text:p>
      <text:p text:style-name="P7">Come poi riproporrà nelle <text:span text:style-name="T8">Metamorfosi</text:span><text:span text:style-name="T12">, Ovidio alterna i toni del racconto, passando dall’umoristico al comico, e rasentando l’empietà </text:span><text:span text:style-name="T13">parla di Apollo come il dio che, pur essendo il signore degli oracoli, non aveva previsto la vanità del</text:span><text:span text:style-name="T14">la sua passione</text:span><text:span text:style-name="T13"> amor</text:span><text:span text:style-name="T14">osa. </text:span><text:span text:style-name="T15">Dal comico si passa all’elegiaco, </text:span><text:span text:style-name="T16">quando il dio </text:span><text:span text:style-name="T17">leva un vero e proprio lamento d’amore, arrivando a pronunciare le parole “</text:span><text:span text:style-name="T9">me miserum”</text:span><text:span text:style-name="T17">, cosa paradossale per un dio, che dovrebbe essere felice per definizione.<text:line-break/></text:span><text:span text:style-name="T18">Particolare pathos è </text:span><text:span text:style-name="T19">riversato nei versi in cui si descrive la tentata fuga di Dafne da</text:span><text:span text:style-name="T20">l dio, </text:span><text:span text:style-name="T21">che culmina con la perdita delle forze </text:span><text:span text:style-name="T22">e l’invocazione del padre, il fiume Peneo.</text:span></text:p>
      <text:p text:style-name="P8"><text:span text:style-name="T22">O</text:span><text:span text:style-name="T12">vidio descrive puntigliosamente le metamorfosi, che avvengono </text:span><text:span text:style-name="T24">quando qualcuno non regge più la</text:span><text:span text:style-name="T12"> forza insopportabile </text:span><text:span text:style-name="T24">che gli grava su</text:span><text:span text:style-name="T12">, </text:span><text:span text:style-name="T23">con dei tratti realistici, seppur immersi in una verosimiglianza sospesa dagli impossibili mutamenti fisici.</text:span></text:p>
      <text:p text:style-name="P13">Eco e Narciso</text:p>
      <text:p text:style-name="P4">Testo e contesto</text:p>
      <text:p text:style-name="P9">È il primo racconto nel poema che abbia come uno dei protagonisti un essere umano.<text:line-break/><text:span text:style-name="T35">Eco </text:span><text:span text:style-name="T36">subisc</text:span><text:span text:style-name="T37">e</text:span><text:span text:style-name="T36"> una metamorfosi anomala, sdoppiandosi: </text:span><text:span text:style-name="T37">la ninfa</text:span><text:span text:style-name="T36"> diventa una roccia, nonostante la sua voce sia rimasta libera. </text:span><text:span text:style-name="T39">Di </text:span><text:span text:style-name="T38">Narciso, invece, </text:span><text:span text:style-name="T39">leggiamo la morte, nonostante la metamorfosi in fiore sia intuibile.<text:line-break/></text:span><text:span text:style-name="T40">Entrambi, anche dopo la morte/trasformazione, continuano ciò che li aveva cambiati: Eco sta ancora struggendosi per Narciso, intento a cercare il suo riflesso nell’Ade.</text:span></text:p>
      <text:p text:style-name="P5">Il significato</text:p>
      <text:p text:style-name="P10">Ovidio fonde le caratteristiche peculiari dei personaggi con la struttura delle frasi: se Eco ripete le sue parole, allora a lei saranno riferiti i versi in cui figurano anafore, chiasmi e vari giochi verbali che implichino la ripetizion<text:span text:style-name="T41">i. </text:span><text:span text:style-name="T42">In questo contesto, v’è una </text:span><text:soft-page-break/><text:span text:style-name="T42">infra-metamorfosi </text:span><text:span text:style-name="T43">dei significati delle frasi che Narciso pronuncia e che Eco ripete; la più significativa è quella in cui Narciso la rifiuta e lei ne ripete il “Darmi a te!”.</text:span></text:p>
      <text:p text:style-name="P11">Ovidio opera una grande mistione di generi: <text:span text:style-name="T44">ognuno dei due ha una propria elegia (Eco verso Narciso e Narciso verso sé stesso), </text:span><text:span text:style-name="T45">in particolare ripresa con Narciso e il suo </text:span><text:span text:style-name="T10">paraklausithyron</text:span><text:span text:style-name="T25">, </text:span><text:span text:style-name="T26">che però è innamorato di un’illusione. </text:span><text:span text:style-name="T27">Dal canto bucolico Ovidio riprende la ricerca della consolazione nelle selve, che Narciso opera, selve che non produrranno alcun suono consolatorio per l’uomo.<text:line-break/></text:span><text:span text:style-name="T28">In questo racconto, Ovidio </text:span><text:span text:style-name="T29">ri</text:span><text:span text:style-name="T28">porta alla luce, </text:span><text:span text:style-name="T30">in modo conflittuale, i temi lucreziani. L’autore del </text:span><text:span text:style-name="T11">De rerum Natura</text:span><text:span text:style-name="T30">, nel suo poema, aveva già trattato del fenomeno fisico dell’eco, rimarcando come non fosse frutto di chissà quale divinità. </text:span><text:span text:style-name="T31">Ovidio riprende questo tema con Narciso, che è convinto che siano i suoi compagni a riprendergli le parole: </text:span><text:span text:style-name="T32">Lucrezio viene smentito in quanto, effettivamente, c’è veramente qualcuno che ripete la voce di Narciso, e si tratta proprio di una divinità.<text:line-break/></text:span><text:span text:style-name="T33">Viene smentita anche la teoria </text:span><text:span text:style-name="T34">epicurea secondo cui la conoscenza libera dalle passioni: Narciso continua a cercare il suo riflesso pur avendo capito come proprio quel comportamento lo abbia portato alla rovina.</text:span></text:p>
      <text:p text:style-name="P14">Piramo e Tisbe</text:p>
      <text:p text:style-name="P12">I protagonisti del testo sono entrambi umani, ed entrambi della stessa classe sociale.<text:line-break/><text:span text:style-name="T46">La narrazione è divisibile in tre sequenze corrispondenti ai tre gene</text:span><text:span text:style-name="T47">ri dell’elegia, del romanzo e della tragedia:<text:line-break/>– </text:span><text:span text:style-name="T48">la prima sequenza è caratterizzata dalla passione segreta dei due amanti, che hanno creato un sistema di segnali, che sono agli opposti di un muro che ascolta ora le loro parole di rabbia e ora quelle di gratitudine.<text:line-break/>– </text:span><text:span text:style-name="T49">la seconda sequenza </text:span><text:span text:style-name="T50">rompe l’equilibrio: </text:span><text:span text:style-name="T51">comincia l’azione con i due amanti che progettano un piano che si svolgerà al chiaro di luna, </text:span><text:span text:style-name="T52">l’arrivo della leonessa, la caduta accidentale del velo e, allo zenit, il fraintendimento di Piram</text:span><text:span text:style-name="T53">o.<text:line-break/>– </text:span><text:span text:style-name="T54">il carattere patetico della terza sequenza, invece, </text:span><text:span text:style-name="T55">rimanda alla tragedia, </text:span><text:span text:style-name="T56">di cui Piramo che apre gli occhi al nome di Tisbe è il massimo esempio. </text:span><text:span text:style-name="T57">Inoltre, la scena della riunione tra gli amanti avviene, come tipicamente succedeva nelle tragedie, al fianco di una tomba. </text:span><text:span text:style-name="T58">I due amanti si sono suicidati per amore, e il non averli fatti amare a dovere è una colpa che si riversa sui genitori dei d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7:13:50.394374246</meta:creation-date>
    <dc:date>2021-02-23T17:47:24.551991998</dc:date>
    <meta:editing-duration>PT1H43M22S</meta:editing-duration>
    <meta:editing-cycles>81</meta:editing-cycles>
    <meta:generator>LibreOffice/6.4.6.2$Linux_X86_64 LibreOffice_project/40$Build-2</meta:generator>
    <meta:document-statistic meta:table-count="0" meta:image-count="0" meta:object-count="0" meta:page-count="2" meta:paragraph-count="14" meta:word-count="704" meta:character-count="4395" meta:non-whitespace-character-count="3702"/>
  </office:meta>
</office:document-meta>
</file>